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style:text-properties officeooo:paragraph-rsid="0018e168"/>
    </style:style>
    <style:style style:name="P2" style:family="paragraph" style:parent-style-name="Standard">
      <style:paragraph-properties fo:margin-top="0.0398in" fo:margin-bottom="0.0398in" loext:contextual-spacing="false" fo:line-height="150%"/>
      <style:text-properties fo:font-weight="bold" style:font-weight-asian="bold" style:font-weight-complex="bold"/>
    </style:style>
    <style:style style:name="P3" style:family="paragraph" style:parent-style-name="Standard">
      <style:paragraph-properties fo:margin-top="0.0398in" fo:margin-bottom="0.0398in" loext:contextual-spacing="false" fo:line-height="150%"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fo:line-height="150%"/>
      <style:text-properties fo:font-style="italic" fo:font-weight="normal" style:font-style-asian="italic" style:font-weight-asian="normal" style:font-style-complex="italic" style:font-weight-complex="normal"/>
    </style:style>
    <style:style style:name="P5" style:family="paragraph" style:parent-style-name="Standard">
      <style:paragraph-properties fo:margin-left="0in" fo:margin-right="0in" fo:margin-top="0.0398in" fo:margin-bottom="0.0398in" loext:contextual-spacing="false" fo:line-height="150%" fo:text-indent="0in" style:auto-text-indent="false"/>
    </style:style>
    <style:style style:name="P6" style:family="paragraph" style:parent-style-name="Standard">
      <style:paragraph-properties fo:margin-left="0in" fo:margin-right="0in" fo:margin-top="0.0398in" fo:margin-bottom="0.0398in" loext:contextual-spacing="false" fo:line-height="150%" fo:text-indent="0in" style:auto-text-indent="false"/>
      <style:text-properties officeooo:paragraph-rsid="0018e168"/>
    </style:style>
    <style:style style:name="P7" style:family="paragraph" style:parent-style-name="Standard">
      <style:paragraph-properties fo:margin-left="0in" fo:margin-right="0in" fo:margin-top="0.0398in" fo:margin-bottom="0.0398in" loext:contextual-spacing="false" fo:line-height="150%" fo:text-indent="0in" style:auto-text-indent="false"/>
      <style:text-properties officeooo:rsid="0018240c" officeooo:paragraph-rsid="0018240c"/>
    </style:style>
    <style:style style:name="P8" style:family="paragraph" style:parent-style-name="Standard">
      <style:paragraph-properties fo:margin-left="0in" fo:margin-right="0in" fo:margin-top="0.0398in" fo:margin-bottom="0.0398in" loext:contextual-spacing="false" fo:line-height="150%" fo:text-indent="0in" style:auto-text-indent="false"/>
      <style:text-properties fo:font-weight="bold" officeooo:rsid="0018e168" officeooo:paragraph-rsid="0018e168" style:font-weight-asian="bold" style:font-weight-complex="bold"/>
    </style:style>
    <style:style style:name="P9" style:family="paragraph" style:parent-style-name="Standard">
      <style:paragraph-properties fo:margin-left="0in" fo:margin-right="0in" fo:margin-top="0.0398in" fo:margin-bottom="0.0398in" loext:contextual-spacing="false" fo:line-height="150%" fo:text-indent="0in" style:auto-text-indent="false"/>
      <style:text-properties fo:font-weight="normal" officeooo:rsid="0018e168" officeooo:paragraph-rsid="0018e168" style:font-weight-asian="normal" style:font-weight-complex="normal"/>
    </style:style>
    <style:style style:name="P10" style:family="paragraph" style:parent-style-name="Text_20_body">
      <style:paragraph-properties fo:margin-left="0in" fo:margin-right="0in" fo:margin-top="0.0398in" fo:margin-bottom="0.0398in" loext:contextual-spacing="false" fo:line-height="150%" fo:text-indent="0in" style:auto-text-indent="false"/>
      <style:text-properties fo:font-weight="normal" officeooo:rsid="0018e168" officeooo:paragraph-rsid="0018e168" style:font-weight-asian="normal" style:font-weight-complex="normal"/>
    </style:style>
    <style:style style:name="P11" style:family="paragraph" style:parent-style-name="Standard">
      <style:paragraph-properties fo:margin-top="0in" fo:margin-bottom="0in" loext:contextual-spacing="false" fo:line-height="150%"/>
      <style:text-properties fo:font-weight="normal" officeooo:rsid="0018240c" officeooo:paragraph-rsid="0018240c" style:font-weight-asian="normal" style:font-weight-complex="normal"/>
    </style:style>
    <style:style style:name="P12" style:family="paragraph" style:parent-style-name="Standard">
      <style:paragraph-properties fo:margin-top="0in" fo:margin-bottom="0in" loext:contextual-spacing="false" fo:line-height="150%"/>
      <style:text-properties officeooo:rsid="0018e168" officeooo:paragraph-rsid="0018e168"/>
    </style:style>
    <style:style style:name="P13" style:family="paragraph" style:parent-style-name="Text_20_body">
      <style:text-properties fo:font-weight="bold" officeooo:rsid="0018e168" officeooo:paragraph-rsid="0018e168" style:font-weight-asian="bold" style:font-weight-complex="bold"/>
    </style:style>
    <style:style style:name="P14" style:family="paragraph" style:parent-style-name="Text_20_body">
      <style:text-properties officeooo:paragraph-rsid="0018e168"/>
    </style:style>
    <style:style style:name="P15" style:family="paragraph" style:parent-style-name="Standard" style:list-style-name="L1">
      <style:paragraph-properties fo:margin-top="0.0398in" fo:margin-bottom="0.0398in" loext:contextual-spacing="false" fo:line-height="150%"/>
      <style:text-properties officeooo:paragraph-rsid="0018e168"/>
    </style:style>
    <style:style style:name="P16" style:family="paragraph" style:parent-style-name="Standard" style:list-style-name="L1">
      <style:paragraph-properties fo:margin-top="0.0398in" fo:margin-bottom="0.0398in" loext:contextual-spacing="false" fo:line-height="150%"/>
      <style:text-properties fo:font-weight="normal" officeooo:rsid="0018e168" officeooo:paragraph-rsid="0018e168" style:font-weight-asian="normal" style:font-weight-complex="normal"/>
    </style:style>
    <style:style style:name="P17" style:family="paragraph" style:parent-style-name="Standard" style:list-style-name="L1">
      <style:paragraph-properties fo:margin-top="0.0398in" fo:margin-bottom="0.0398in" loext:contextual-spacing="false" fo:line-height="150%"/>
      <style:text-properties fo:font-weight="normal" officeooo:rsid="001997e8" officeooo:paragraph-rsid="001997e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240c" style:font-weight-asian="normal" style:font-weight-complex="normal"/>
    </style:style>
    <style:style style:name="T4" style:family="text">
      <style:text-properties fo:font-weight="normal" officeooo:rsid="0018e168" style:font-weight-asian="normal" style:font-weight-complex="normal"/>
    </style:style>
    <style:style style:name="T5" style:family="text">
      <style:text-properties fo:font-weight="normal" officeooo:rsid="001997e8" style:font-weight-asian="normal" style:font-weight-complex="normal"/>
    </style:style>
    <style:style style:name="T6" style:family="text">
      <style:text-properties fo:font-weight="normal" officeooo:rsid="001b962c" style:font-weight-asian="normal" style:font-weight-complex="normal"/>
    </style:style>
    <style:style style:name="T7" style:family="text">
      <style:text-properties fo:font-style="italic"/>
    </style:style>
    <style:style style:name="T8" style:family="text">
      <style:text-properties fo:font-style="italic" fo:font-weight="normal" officeooo:rsid="0018e168" style:font-style-asian="italic" style:font-weight-asian="normal" style:font-style-complex="italic" style:font-weight-complex="normal"/>
    </style:style>
    <style:style style:name="T9" style:family="text">
      <style:text-properties fo:background-color="transparent" loext:char-shading-value="0" loext:padding="0in" loext:border="none"/>
    </style:style>
    <style:style style:name="T10" style:family="text">
      <style:text-properties fo:font-style="normal" fo:font-weight="normal" officeooo:rsid="0018e168" style:font-style-asian="normal" style:font-weight-asian="normal" style:font-style-complex="normal" style:font-weight-complex="normal"/>
    </style:style>
    <style:style style:name="T11" style:family="text">
      <style:text-properties officeooo:rsid="0019ce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MKC Course Syllabus</text:p>
      <text:p text:style-name="P3">COMP-SCI 49<text:span text:style-name="T11">7</text:span> Directed Readings</text:p>
      <text:p text:style-name="P3">Fall 2021</text:p>
      <text:p text:style-name="P1"><text:span text:style-name="T1">Class Meeting Time &amp; Location:</text:span> Online Asynchronous</text:p>
      <text:p text:style-name="P2">Course Description:</text:p>
      <text:p text:style-name="P4">Full Stack Open</text:p>
      <text:p text:style-name="P5">This course is an introduction to modern web development with JavaScript. The main focus is on single page applications implemented with React and supporting them with RESTful and GraphQL web services implemented with Node.js. The course has also parts on TypeScript, React Native and Continuous integration.</text:p>
      <text:p text:style-name="P5">Other topics include debugging applications, configuration, managing runtime environments and NoSQL databases.</text:p>
      <text:p text:style-name="P7">The course and all its related content is available <text:a xlink:type="simple" xlink:href="https://fullstackopen.com/en/#course-contents" text:style-name="Internet_20_link" text:visited-style-name="Visited_20_Internet_20_Link">online</text:a>.</text:p>
      <text:p text:style-name="P2">Prerequisites:</text:p>
      <text:p text:style-name="P5">Participants are expected to have good programming skills, basic knowledge of web programming and databases, and mastery of basic use of the Git version management system. You are also expected to have perseverance and a capacity for solving problems and seeking information independently.</text:p>
      <text:p text:style-name="P6">Previous knowledge of JavaScript or other course topics is not required.</text:p>
      <text:p text:style-name="P8">Course Material<text:span text:style-name="T2">:</text:span></text:p>
      <text:p text:style-name="P9">The course material is meant to be read one part at a time, reading each part all the way through before moving on to the next one.</text:p>
      <text:p text:style-name="P9">The material contains exercises, which are placed so that the preceding material provides enough information for solving each exercise. You can do the exercises as you encounter them in the material, but it can also be beneficial to read all of the material in the part before starting with the exercises.</text:p>
      <text:p text:style-name="P9">In many parts of the course, the exercises build one larger application one small piece at a time. Some of the exercise applications are developed through multiple parts.</text:p>
      <text:p text:style-name="P8"/>
      <text:p text:style-name="P9"><text:soft-page-break/>The course material is based on incrementally expanding example applications, which change from part to part. It's probably best to follow the code along while making small modifications independently. The code of the example applications for each step of each part can be found on GitHub.</text:p>
      <text:p text:style-name="P6"><text:span text:style-name="T1">Taking the Course</text:span>:</text:p>
      <text:p text:style-name="P10"><text:bookmark text:name="taking-the-course"/>The course contains eleven parts, the first of which is numbered 0 for historical reasons. A part corresponds loosely to one week (averaging 15-20 hours) of studying, but the speed of completing the course is flexible.</text:p>
      <text:p text:style-name="Text_20_body">Proceeding from part <text:span text:style-name="T7">n</text:span> to part <text:span text:style-name="T7">n+1</text:span> is not sensible before good enough know-how of the topics of part <text:span text:style-name="T7">n</text:span> has been achieved. In pedagogic terms, the course uses <text:a xlink:type="simple" xlink:href="https://en.wikipedia.org/wiki/Mastery_learning" office:target-frame-name="_blank" xlink:show="new" text:style-name="Internet_20_link" text:visited-style-name="Visited_20_Internet_20_Link"><text:span text:style-name="T9">mastery learning</text:span></text:a>, and you are only intended to proceed to the next part after doing enough of the exercises of the previous part.</text:p>
      <text:p text:style-name="Text_20_body">You are expected to do <text:span text:style-name="T7">at least</text:span> all of the exercises that are not marked with an asterisk(*).</text:p>
      <text:p text:style-name="P13">Project<text:span text:style-name="T2">:</text:span></text:p>
      <text:p text:style-name="P14"><text:span text:style-name="T4">Weeks 13-16 will focus on building a personal project of the learner’s choice. The project is expected to take 60-80 hours of work (15-20 hours per week), </text:span><text:span text:style-name="T6">demonstrate mastery of the topics learned in this course,</text:span><text:span text:style-name="T4"> and deliver </text:span><text:span text:style-name="T8">at least</text:span><text:span text:style-name="T10"> a MVP</text:span><text:span text:style-name="T4">. </text:span><text:span text:style-name="T6">The project should not only be a web application, but it should also have an option to be a desktop application through the use of Electron.</text:span></text:p>
      <text:p text:style-name="P2">Course Objectives:</text:p>
      <text:p text:style-name="P5">Upon successful completion of this course, the student should be able to:</text:p>
      <text:list xml:id="list2106289685" text:style-name="L1">
        <text:list-item>
          <text:p text:style-name="P15"><text:span text:style-name="T4">Use JavaScript/</text:span><text:span text:style-name="T5">TypeScript</text:span><text:span text:style-name="T4"> to build modern web applications </text:span><text:span text:style-name="T5">with</text:span><text:span text:style-name="T4"> ReactJS, </text:span><text:span text:style-name="T5">React Native, </text:span><text:span text:style-name="T4">Node.js, </text:span><text:span text:style-name="T5">and continuous integration</text:span><text:span text:style-name="T4">.</text:span></text:p>
        </text:list-item>
        <text:list-item>
          <text:p text:style-name="P16">Utilize GraphQL and REST APIs to fulfill queries/pipelining.</text:p>
        </text:list-item>
        <text:list-item>
          <text:p text:style-name="P17">Debug, configure, and manage environments for applications.</text:p>
        </text:list-item>
        <text:list-item>
          <text:p text:style-name="P17">Design a NoSQL database to store application data.</text:p>
        </text:list-item>
      </text:list>
      <text:p text:style-name="P2">Tentative Course Schedule</text:p>
      <text:p text:style-name="P11">Week 1: Fundamentals of Web Apps</text:p>
      <text:p text:style-name="P11">Week 2: Introduction to React</text:p>
      <text:p text:style-name="P11">Week 3: Communicating with server</text:p>
      <text:p text:style-name="P11">Week 4: Programming a server with NodeJS and Express</text:p>
      <text:p text:style-name="P11">Week 5: Testing Express servers, user administration</text:p>
      <text:p text:style-name="P11">Week 6: Testing React apps</text:p>
      <text:p text:style-name="P11">Week 7: State management with Redux</text:p>
      <text:p text:style-name="P11"><text:soft-page-break/>Week 8: React router, custom hooks, styling app with CSS and webpack</text:p>
      <text:p text:style-name="P11">Week 9: GraphQL</text:p>
      <text:p text:style-name="P11">Week 10: TypeScript</text:p>
      <text:p text:style-name="P11">Week 11: React Native</text:p>
      <text:p text:style-name="P11">Week 12: Continuous Integration/Continuous Delivery</text:p>
      <text:p text:style-name="P12"><text:span text:style-name="T3">W</text:span><text:span text:style-name="T2">eek 13-16: Personal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6:52:56.592487238</meta:creation-date>
    <dc:date>2021-05-04T17:35:17.017567868</dc:date>
    <meta:editing-duration>PT9M45S</meta:editing-duration>
    <meta:editing-cycles>3</meta:editing-cycles>
    <meta:generator>LibreOffice/6.4.7.2$Linux_X86_64 LibreOffice_project/40$Build-2</meta:generator>
    <meta:document-statistic meta:table-count="0" meta:image-count="0" meta:object-count="0" meta:page-count="3" meta:paragraph-count="43" meta:word-count="609" meta:character-count="3784" meta:non-whitespace-character-count="3222"/>
  </office:meta>
</office:document-meta>
</file>